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1.363cm"/>
    </style:style>
    <style:style style:name="co8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fo:background-color="#ffcc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</office:automatic-styles>
  <office:body>
    <office:spreadsheet>
      <table:table table:name="GenderByDepartment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column table:style-name="co8" table:default-cell-style-name="Default"/>
        <table:table-row table:style-name="ro1">
          <table:table-cell table:style-name="ce1" office:value-type="string">
            <text:p>dept_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emp_no</text:p>
          </table:table-cell>
          <table:table-cell table:style-name="ce1" office:value-type="string">
            <text:p>from_date</text:p>
          </table:table-cell>
          <table:table-cell table:style-name="ce1" office:value-type="string">
            <text:p>to_date</text:p>
          </table:table-cell>
          <table:table-cell table:style-name="ce1" office:value-type="string">
            <text:p>calendar_year</text:p>
          </table:table-cell>
          <table:table-cell table:style-name="ce1" office:value-type="string">
            <text:p>active</text:p>
          </table:table-cell>
          <table:table-cell table:style-name="ce1" table:number-columns-repeated="1016"/>
          <table:table-cell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0">
            <text:p>1990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1">
            <text:p>1991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2">
            <text:p>1992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3">
            <text:p>1993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4">
            <text:p>1994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5">
            <text:p>1995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6">
            <text:p>1996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7">
            <text:p>1997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8">
            <text:p>1998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1999">
            <text:p>1999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arketing</text:p>
          </table:table-cell>
          <table:table-cell table:style-name="ce2" office:value-type="string">
            <text:p>M</text:p>
          </table:table-cell>
          <table:table-cell table:style-name="ce2" office:value-type="float" office:value="110022">
            <text:p>110022</text:p>
          </table:table-cell>
          <table:table-cell table:style-name="ce4" office:value-type="date" office:date-value="1995-12-30">
            <text:p>30.12.95</text:p>
          </table:table-cell>
          <table:table-cell table:style-name="ce4" office:value-type="date" office:date-value="1998-12-29">
            <text:p>29.12.98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0">
            <text:p>199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1">
            <text:p>199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2">
            <text:p>199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3">
            <text:p>199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4">
            <text:p>199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5">
            <text:p>199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6">
            <text:p>199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7">
            <text:p>199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8">
            <text:p>199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1999">
            <text:p>19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</text:p>
          </table:table-cell>
          <table:table-cell office:value-type="float" office:value="110020">
            <text:p>110020</text:p>
          </table:table-cell>
          <table:table-cell table:style-name="ce5" office:value-type="date" office:date-value="1995-12-30">
            <text:p>30.12.95</text:p>
          </table:table-cell>
          <table:table-cell table:style-name="ce5" office:value-type="date" office:date-value="1998-12-29">
            <text:p>29.12.98</text:p>
          </table:table-cell>
          <table:table-cell table:style-name="ce6"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7">17.02.2021</text:date>, <text:time>04:4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0S</meta:editing-duration>
    <meta:editing-cycles>4</meta:editing-cycles>
    <meta:generator>OpenOffice/4.1.7$Win32 OpenOffice.org_project/417m1$Build-9800</meta:generator>
    <dc:date>2021-02-17T04:44:43.15</dc:date>
    <meta:document-statistic meta:table-count="1" meta:cell-count="161" meta:object-count="0"/>
    <meta:user-defined meta:name="Info 1"/>
    <meta:user-defined meta:name="Info 2"/>
    <meta:user-defined meta:name="Info 3"/>
    <meta:user-defined meta:name="Info 4"/>
  </office:meta>
</office:document-meta>
</file>